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1A000000423576346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794cm" table:align="right" style:writing-mode="lr-tb"/>
    </style:style>
    <style:style style:name="Table10.A" style:family="table-column">
      <style:table-column-properties style:column-width="17.794cm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.903cm" table:align="margins" style:writing-mode="lr-tb"/>
    </style:style>
    <style:style style:name="Table13.A" style:family="table-column">
      <style:table-column-properties style:column-width="17.903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.903cm" table:align="margins" style:writing-mode="lr-tb"/>
    </style:style>
    <style:style style:name="Table14.A" style:family="table-column">
      <style:table-column-properties style:column-width="17.903cm" style:rel-column-width="65535*"/>
    </style:style>
    <style:style style:name="Table14.A1" style:family="table-cell">
      <style:table-cell-properties fo:padding="0.097cm" fo:border="0.05pt solid #000000"/>
    </style:style>
    <style:style style:name="Table4" style:family="table">
      <style:table-properties style:width="17.903cm" table:align="margins" style:writing-mode="lr-tb"/>
    </style:style>
    <style:style style:name="Table4.A" style:family="table-column">
      <style:table-column-properties style:column-width="17.903cm" style:rel-column-width="65535*"/>
    </style:style>
    <style:style style:name="Table4.A1" style:family="table-cell">
      <style:table-cell-properties fo:padding="0.097cm" fo:border="0.05pt solid #000000"/>
    </style:style>
    <style:style style:name="Table7" style:family="table">
      <style:table-properties style:width="17.903cm" table:align="margins" style:writing-mode="lr-tb"/>
    </style:style>
    <style:style style:name="Table7.A" style:family="table-column">
      <style:table-column-properties style:column-width="17.903cm" style:rel-column-width="65535*"/>
    </style:style>
    <style:style style:name="Table7.A1" style:family="table-cell">
      <style:table-cell-properties fo:padding="0.097cm" fo:border="0.05pt solid #000000"/>
    </style:style>
    <style:style style:name="Table11" style:family="table">
      <style:table-properties style:width="17.903cm" table:align="margins" style:writing-mode="lr-tb"/>
    </style:style>
    <style:style style:name="Table11.A" style:family="table-column">
      <style:table-column-properties style:column-width="17.903cm" style:rel-column-width="65535*"/>
    </style:style>
    <style:style style:name="Table11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Table_20_Contents">
      <style:text-properties officeooo:rsid="0016f921" officeooo:paragraph-rsid="0016f921"/>
    </style:style>
    <style:style style:name="P7" style:family="paragraph" style:parent-style-name="Table_20_Contents">
      <style:text-properties officeooo:rsid="0017afc2" officeooo:paragraph-rsid="0017afc2"/>
    </style:style>
    <style:style style:name="P8" style:family="paragraph" style:parent-style-name="Table_20_Contents">
      <style:text-properties officeooo:rsid="00199ed7" officeooo:paragraph-rsid="00199ed7"/>
    </style:style>
    <style:style style:name="P9" style:family="paragraph" style:parent-style-name="Table_20_Contents">
      <style:text-properties officeooo:rsid="0019d500" officeooo:paragraph-rsid="0019d500"/>
    </style:style>
    <style:style style:name="P10" style:family="paragraph" style:parent-style-name="Table_20_Contents">
      <style:text-properties officeooo:rsid="001aff9b" officeooo:paragraph-rsid="001aff9b"/>
    </style:style>
    <style:style style:name="P11" style:family="paragraph" style:parent-style-name="Table_20_Contents">
      <style:text-properties officeooo:rsid="001bcc4d" officeooo:paragraph-rsid="001bcc4d"/>
    </style:style>
    <style:style style:name="P12" style:family="paragraph" style:parent-style-name="Table_20_Contents">
      <style:text-properties officeooo:rsid="001d4bbe" officeooo:paragraph-rsid="001d4bbe"/>
    </style:style>
    <style:style style:name="P13" style:family="paragraph" style:parent-style-name="Standard" style:master-page-name="Standard">
      <style:paragraph-properties fo:margin-top="0.3cm" fo:margin-bottom="0.15cm" style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14" style:family="paragraph" style:parent-style-name="Table_20_Contents">
      <style:text-properties officeooo:rsid="001e4124" officeooo:paragraph-rsid="001e4124"/>
    </style:style>
    <style:style style:name="P15" style:family="paragraph" style:parent-style-name="Table_20_Contents">
      <style:text-properties officeooo:rsid="001f8313" officeooo:paragraph-rsid="001f8313"/>
    </style:style>
    <style:style style:name="P16" style:family="paragraph" style:parent-style-name="Table_20_Contents">
      <style:text-properties officeooo:rsid="0020f007" officeooo:paragraph-rsid="0020f007"/>
    </style:style>
    <style:style style:name="P17" style:family="paragraph" style:parent-style-name="Table_20_Contents">
      <style:text-properties officeooo:rsid="0020f007" officeooo:paragraph-rsid="0022e561"/>
    </style:style>
    <style:style style:name="P18" style:family="paragraph" style:parent-style-name="Table_20_Contents">
      <style:text-properties officeooo:rsid="00247333" officeooo:paragraph-rsid="00247333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6f921"/>
    </style:style>
    <style:style style:name="T4" style:family="text">
      <style:text-properties officeooo:rsid="0022e561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3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Standard">Formulario de auto-evaluación</text:p>
            <text:p text:style-name="Header">Sesión 3. Monitorización del sistema.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6">Adrián de la Torre Rodríguez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<text:span text:style-name="T3">20</text:span>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6">si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8">La orden mknod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8">ninguna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b) Cuestionario de conocimientos adquiridos.</text:p>
      <text:p text:style-name="Standard"><text:soft-page-break/>Mi solución a la <text:span text:style-name="T2">actividad 3.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6">Cuando escribo el comando “uptime” sale: 05:50:23 up 10 min, <text:s/>1 user, <text:s/>load average: 0.00, 0.00, 0.00</text:p>
            <text:p text:style-name="P6">a)El sistema lleva en marcha <text:s/>10 minutos</text:p>
            <text:p text:style-name="P6">b)Hay trabajando 1 usuario</text:p>
            <text:p text:style-name="P6">c)La carga media del sistema en los ultimos 15 minutos ha sido de 0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3.2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7">El guión es:</text:p>
            <text:p text:style-name="P7">#!/bin/bash </text:p>
            <text:p text:style-name="P7"/>
            <text:p text:style-name="P7">#Script para ver la prioridad que tiene cuando se ejecuta </text:p>
            <text:p text:style-name="P7"/>
            <text:p text:style-name="P7">x=0 </text:p>
            <text:p text:style-name="P7"/>
            <text:p text:style-name="P7">for i in `seq 0 $1` </text:p>
            <text:p text:style-name="P7">do </text:p>
            <text:p text:style-name="P7"><text:tab/>let x=x+2 </text:p>
            <text:p text:style-name="P7">done </text:p>
            <text:p text:style-name="P7"/>
            <text:p text:style-name="P7">echo "El valor de la variable es: $x" </text:p>
            <text:p text:style-name="P7"/>
            <text:p text:style-name="P8">Ejecuto el script: “./prueba_procesos 10000000&amp;” y con la orden top obtengo en primer lugar: </text:p>
            <text:p text:style-name="P8">“9580 atr96 <text:s text:c="4"/>20 <text:s text:c="2"/>0 1075064 1,020g <text:s text:c="2"/>1104 R <text:s/>99,8 13,1 <text:s text:c="2"/>0:42.51 bash”</text:p>
            <text:p text:style-name="P8">Ese “20” es la prioridad que tiene.</text:p>
            <text:p text:style-name="P8"/>
            <text:p text:style-name="P8">Para bajarle la prioridad uso: “renice –3 9580”</text:p>
            <text:p text:style-name="P8">Para ver cuanto tiempo ha tardado en realizarse uso: “time ./prueba_procesos 1000”</text:p>
            <text:p text:style-name="P8"><text:soft-page-break/>y obtengo:</text:p>
            <text:p text:style-name="P8">El valor de la variable es: 2002 </text:p>
            <text:p text:style-name="P8"/>
            <text:p text:style-name="P8">real<text:tab/>0m0.015s </text:p>
            <text:p text:style-name="P8">user<text:tab/>0m0.008s </text:p>
            <text:p text:style-name="P8">sys<text:tab/>0m0.000s </text:p>
            <text:p text:style-name="P8">En total ha tardado 0.015+0.008=0.023 segundos</text:p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3.4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6">Uso la orden: “mpstat 1 20” y me sale que de media he obtenido esto: </text:p>
            <text:p text:style-name="P16">“Media: <text:s text:c="6"/>all <text:s text:c="3"/>0,69 <text:s text:c="3"/>0,00 <text:s text:c="3"/>0,88 <text:s text:c="3"/>0,20 <text:s text:c="3"/>0,00 <text:s text:c="3"/>0,00 <text:s text:c="3"/>0,00 <text:s text:c="3"/>0,00 <text:s text:c="3"/>0,00 <text:s text:c="2"/>98,23”</text:p>
            <text:p text:style-name="P16">a)El porcentaje de tiempo dedicado a interrupciones hardware es la quinta columna y es 0,00%.</text:p>
            <text:p text:style-name="P16">b)El porcentaje de tiempo dedicado a interrupciones software es la sexta columna y es 0,00%.</text:p>
            <text:p text:style-name="P17">c)<text:span text:style-name="T4">Para saber cuanta memoria swap tengo uso la orden “free -h” para que salga el resultado en megas o gigas. Obtengo esto: “Intercambio: <text:s text:c="7"/>15G <text:s text:c="8"/>0B <text:s text:c="7"/>15G” quiere decir que tengo 15 gigabytes de memoria para swap y tengo usados 0GB</text:span>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3.6</text:span> ha sido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9">He escrito el comando “vmstat 2 20 &gt; vmstat.dat” y el resultado se ha guardado en “vmstat.dat” que adjunto con este archivo.</text:p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3.8</text:span> ha sido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0">Es necesario que ls esté en formato long list para que imprima los tiempos requeridos, para ello añado la opción -l que imprime la lista en este formato.</text:p>
            <text:p text:style-name="P10"/>
            <text:p text:style-name="P10"><text:soft-page-break/>a) Comando: “ls -l -u”</text:p>
            <text:p text:style-name="P10">b)Comando “ls -l -c”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  <text:p text:style-name="P5"/>
      <text:p text:style-name="Standard">Mi solución a la <text:span text:style-name="T2">actividad 3.9</text:span> ha sido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1">a) Escribo “df -h” para que salga en formato “human readable” y obtengo: </text:p>
            <text:p text:style-name="P11">Filesystem <text:s text:c="11"/>Size <text:s/>Used Avail Use% Mounted on </text:p>
            <text:p text:style-name="P11">LABEL=ROOT <text:s text:c="10"/>1008M <text:s/>402M <text:s/>556M <text:s/>42% / </text:p>
            <text:p text:style-name="P11">tmpfs <text:s text:c="15"/>1008M <text:s/>402M <text:s/>556M <text:s/>42% /dev/shm </text:p>
            <text:p text:style-name="P11">/tmp <text:s text:c="17"/>498M <text:s text:c="4"/>0 <text:s/>498M <text:s text:c="2"/>0% /tmp </text:p>
            <text:p text:style-name="Table_20_Contents"/>
            <text:p text:style-name="P11">b) Escribo “df -i” y obtengo:</text:p>
            <text:p text:style-name="P11">Filesystem <text:s text:c="11"/>Inodes <text:s text:c="2"/>IUsed <text:s text:c="2"/>IFree IUse% Mounted on </text:p>
            <text:p text:style-name="P11">LABEL=ROOT <text:s text:c="12"/>65536 <text:s text:c="2"/>14665 <text:s text:c="2"/>50871 <text:s text:c="2"/>23% / </text:p>
            <text:p text:style-name="P11">tmpfs <text:s text:c="17"/>65536 <text:s text:c="2"/>14665 <text:s text:c="2"/>50871 <text:s text:c="2"/>23% /dev/shm </text:p>
            <text:p text:style-name="P11">/tmp <text:s text:c="17"/>127454 <text:s text:c="6"/>2 <text:s/>127452 <text:s text:c="3"/>1% /tmp </text:p>
            <text:p text:style-name="P11"/>
            <text:p text:style-name="P11">De ahí vemos que tenemos usado 50871 inodos</text:p>
            <text:p text:style-name="P11">c) Para ver el tamaño de los directorios uso: “du -h /directorio” para verlo en formato human readable</text:p>
            <text:p text:style-name="P11">/etc ocupa 21 megabytes</text:p>
            <text:p text:style-name="P11">/bin ocupa 5.3 megabytes</text:p>
            <text:p text:style-name="P11">/usr ocupa 297 megabytes</text:p>
            <text:p text:style-name="P11">/lib ocupa 24 megabytes</text:p>
            <text:p text:style-name="P12">d) Para ver cuantos bloques hay de 4K uso el siguiente comando: “du -h /etc | grep -w 4.0K | wc”</text:p>
            <text:p text:style-name="P12">La salida de du pasa a grep que busca las lineas en las que aparece 4.0K y depues se lo pasa a wc que cuenta cuantas lineas hay, es decir cuantos bloque de 4K hay. Obtengo: “50 <text:s text:c="4"/>100 <text:s text:c="3"/>1200” que quiere decir que hay 50 lineas en las que aparee 4K o bien 50 bloques de 4K en el directorio /etc</text:p>
            <text:p text:style-name="Table_20_Contents"><text:soft-page-break/></text:p>
          </table:table-cell>
        </table:table-row>
      </table:table>
      <text:p text:style-name="P5"/>
      <text:p text:style-name="Standard">Mi solución a la <text:span text:style-name="T2">actividad 3.10</text:span> ha sido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4">Para crear los archivos: “ touch archivo.txt target_hardLink2.txt ”.</text:p>
            <text:p text:style-name="P15">Para crear el enlace simbólico a “archivo.txt”: “ln -s archivo.txt softLink”.</text:p>
            <text:p text:style-name="P15">Para crear los enlaces duros a “target_hardLink2.txt”: “ln target_hardLink2.txt hardLink” y “ln target_hardLink2.txt hardLink2”.</text:p>
            <text:p text:style-name="P15">Respuesta: porque cuenta en enlace que hemos creado y el propio archivo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  <text:p text:style-name="Standard">Mi solución a la <text:span text:style-name="T2">actividad 3.12</text:span> ha sido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6">La orden para crear el archivo de bloques seria: “mknod b archivo_block 100 0” y para el archivo de caracteres: “mknod c archivo_char 200 100”.</text:p>
            <text:p text:style-name="P16">Me da error al ejecutar esos comando así que no se el resultado de la orden ls -li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er"/>
    <style:style style:name="Título_20_31" style:display-name="Título 31" style:family="paragraph" style:parent-style-name="Header"/>
    <style:style style:name="Título_20_11" style:display-name="Título 11" style:family="paragraph" style:parent-style-name="Header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er"/>
    <style:style style:name="Título_20_51" style:display-name="Título 51" style:family="paragraph" style:parent-style-name="Header"/>
    <style:style style:name="Título_20_71" style:display-name="Título 71" style:family="paragraph" style:parent-style-name="Header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1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1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1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1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1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1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1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93</meta:editing-cycles>
    <meta:creation-date>2011-10-05T09:46:35.67</meta:creation-date>
    <meta:editing-duration>PT22H9M42S</meta:editing-duration>
    <meta:generator>LibreOffice/4.2.8.2$Linux_X86_64 LibreOffice_project/420m0$Build-2</meta:generator>
    <dc:date>2015-10-17T12:03:52.026743247</dc:date>
    <meta:print-date>2011-10-06T10:39:21.37</meta:print-date>
    <meta:document-statistic meta:table-count="14" meta:image-count="1" meta:object-count="0" meta:page-count="5" meta:paragraph-count="81" meta:word-count="771" meta:character-count="4582" meta:non-whitespace-character-count="3630"/>
    <meta:user-defined meta:name="Información 1"/>
    <meta:user-defined meta:name="Información 2"/>
    <meta:user-defined meta:name="Información 3"/>
    <meta:user-defined meta:name="Información 4"/>
  </office:meta>
</office:document-meta>
</file>